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c60" officeooo:paragraph-rsid="0011bc60"/>
    </style:style>
    <style:style style:name="P2" style:family="paragraph" style:parent-style-name="Standard">
      <style:paragraph-properties fo:text-align="end" style:justify-single-word="false"/>
      <style:text-properties officeooo:rsid="0011bc60" officeooo:paragraph-rsid="0011bc6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1bc60"/>
    </style:style>
    <style:style style:name="P5" style:family="paragraph" style:parent-style-name="Standard">
      <style:text-properties officeooo:rsid="00121bd9" officeooo:paragraph-rsid="00121bd9"/>
    </style:style>
    <style:style style:name="T1" style:family="text">
      <style:text-properties officeooo:rsid="0011bc60"/>
    </style:style>
    <style:style style:name="T2" style:family="text">
      <style:text-properties officeooo:rsid="00121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ein „Freifunk Bingen“</text:p>
      <text:p text:style-name="P1">Stefan Schürmann</text:p>
      <text:p text:style-name="P1">Mainzerstr 14-16</text:p>
      <text:p text:style-name="P1">55411 Bingen am Rhein </text:p>
      <text:p text:style-name="Standard"/>
      <text:p text:style-name="Standard"/>
      <text:p text:style-name="P1">Amtsgericht Mainz</text:p>
      <text:p text:style-name="P1">Registergericht</text:p>
      <text:p text:style-name="Standard"/>
      <text:p text:style-name="Standard"/>
      <text:p text:style-name="P2">Bingen am Rhein, <text:span text:style-name="T2">3</text:span>1.8.2015</text:p>
      <text:p text:style-name="Standard"/>
      <text:p text:style-name="Standard"/>
      <text:p text:style-name="P3">Betreff: Eintragung in das Vereinsregister und Anmeldung des Vorstands </text:p>
      <text:p text:style-name="Standard"/>
      <text:p text:style-name="Standard">Sehr geehrte Damen und Herren, </text:p>
      <text:p text:style-name="Standard">zur Eintragung in das Vereinsregister melden wir an: </text:p>
      <text:p text:style-name="Standard"/>
      <text:p text:style-name="Standard">1. den am <text:span text:style-name="T1">19.8.2015</text:span> gegründeten Verein „<text:span text:style-name="T1">Freifunk Bingen</text:span>“</text:p>
      <text:p text:style-name="Standard"><text:s/></text:p>
      <text:p text:style-name="Standard">2. die <text:s/><text:span text:style-name="T1">drei </text:span>Vorstandsmitglieder</text:p>
      <text:p text:style-name="Standard"/>
      <text:p text:style-name="Standard">Vorsitzender:<text:tab/><text:span text:style-name="T1">Manuel Fischer</text:span></text:p>
      <text:p text:style-name="Standard"><text:tab/><text:tab/><text:span text:style-name="T1">Waldstr. 29</text:span></text:p>
      <text:p text:style-name="Standard"><text:tab/><text:tab/><text:span text:style-name="T1">55424 Münster-Sarmsheim</text:span></text:p>
      <text:p text:style-name="P4"/>
      <text:p text:style-name="P4">Vorsitzende<text:span text:style-name="T1">r</text:span>:<text:tab/><text:span text:style-name="T1">Ruben Kaster</text:span></text:p>
      <text:p text:style-name="P4"><text:tab/><text:tab/><text:span text:style-name="T1">Pfarrer-Heberer-Str. 39</text:span></text:p>
      <text:p text:style-name="P4"><text:tab/><text:tab/><text:span text:style-name="T1">55411 Bingen am Rhein</text:span></text:p>
      <text:p text:style-name="P1"/>
      <text:p text:style-name="P1">Vorsitzender:<text:tab/>Stefan Schürmann</text:p>
      <text:p text:style-name="P1"><text:tab/><text:tab/>Mainzerstr. 14-16</text:p>
      <text:p text:style-name="P1"><text:tab/><text:tab/>55411 Bingen am Rhein<text:tab/></text:p>
      <text:p text:style-name="Standard"/>
      <text:p text:style-name="Standard">Beigefügt sind das Protokoll der Gründungsversammlung <text:span text:style-name="T2">in doppelter Ausführung</text:span>, die <text:span text:style-name="T1">von den Gründungsmitgliedern unterzeichnete </text:span>Satzung <text:span text:style-name="T2">in Urschrift mit handschriftlichen Änderungen sowie eine Reinschrift der verabschiedeten Satzung in doppelter Ausführung</text:span>. </text:p>
      <text:p text:style-name="Standard"/>
      <text:p text:style-name="Standard"/>
      <text:p text:style-name="Standard">Mit freundlichen Grüßen,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Manuel Fischer<text:tab/><text:tab/><text:tab/>Ruben Kaster<text:tab/><text:tab/><text:tab/><text:tab/>Stefan Schürman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Schürmann</meta:initial-creator>
    <meta:creation-date>2015-08-21T18:26:53.923185250</meta:creation-date>
    <dc:date>2015-08-31T08:03:20.353901986</dc:date>
    <dc:creator>Stefan Schürmann</dc:creator>
    <meta:editing-duration>PT14M39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25" meta:word-count="115" meta:character-count="923" meta:non-whitespace-character-count="807"/>
  </office:meta>
</office:document-meta>
</file>